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100000118B80BC1732A426C95.png" manifest:media-type="image/png"/>
  <manifest:file-entry manifest:full-path="Pictures/10000201000001E9000001F81DE1860EFB66B9B0.png" manifest:media-type="image/png"/>
  <manifest:file-entry manifest:full-path="Pictures/10000201000000E100000119B6D3F221AAA68DF9.png" manifest:media-type="image/png"/>
  <manifest:file-entry manifest:full-path="Pictures/10000201000001E8000001F8C5714E559AD19038.png" manifest:media-type="image/png"/>
  <manifest:file-entry manifest:full-path="Pictures/10000201000001F300000202DF5ADF5EC7F7B871.png" manifest:media-type="image/png"/>
  <manifest:file-entry manifest:full-path="Pictures/10000201000001F30000020219A0E88A071AA52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ack" svg:font-family="Hack" style:font-pitch="fixed"/>
    <style:font-face style:name="Hack1" svg:font-family="Hack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draw:fill="solid" draw:fill-color="#eeeee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703cm" fo:min-width="1.723cm"/>
      <style:paragraph-properties style:writing-mode="lr-tb"/>
    </style:style>
    <style:style style:name="gr3" style:family="graphic" style:parent-style-name="standard">
      <style:graphic-properties draw:marker-end="Arrowheads_20_1" draw:textarea-vertical-align="middle"/>
    </style:style>
    <style:style style:name="gr4" style:family="graphic" style:parent-style-name="standard">
      <style:graphic-properties draw:marker-start="Arrowheads_20_1" draw:textarea-vertical-align="middle"/>
    </style:style>
    <style:style style:name="gr5" style:family="graphic" style:parent-style-name="standard">
      <style:graphic-properties svg:stroke-width="0.035cm" draw:marker-start-width="0.252cm" draw:marker-end="Arrowheads_20_1" draw:marker-end-width="0.252cm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fill-color="#81d41a" draw:textarea-horizontal-align="justify" draw:textarea-vertical-align="middle" draw:auto-grow-height="false" fo:min-height="0.587cm" fo:min-width="1.602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703cm" fo:min-width="1.696cm"/>
      <style:paragraph-properties style:writing-mode="lr-tb"/>
    </style:style>
    <style:style style:name="gr8" style:family="graphic" style:parent-style-name="standard">
      <style:graphic-properties svg:stroke-width="0.035cm" svg:stroke-color="#81d41a" draw:marker-start-width="0.252cm" draw:marker-end="Arrowheads_20_1" draw:marker-end-width="0.252cm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marker-end="Arrowheads_20_3" draw:textarea-vertical-align="middle"/>
    </style:style>
    <style:style style:name="gr10" style:family="graphic" style:parent-style-name="standard">
      <style:graphic-properties svg:stroke-width="0.035cm" svg:stroke-color="#81d41a" draw:marker-start-width="0.252cm" draw:marker-end="Arrowheads_20_3" draw:marker-end-width="0.252cm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fill-color="#ff8000" draw:textarea-horizontal-align="justify" draw:textarea-vertical-align="middle" draw:auto-grow-height="false" fo:min-height="0.587cm" fo:min-width="1.602cm"/>
      <style:paragraph-properties style:writing-mode="lr-tb"/>
    </style:style>
    <style:style style:name="gr12" style:family="graphic" style:parent-style-name="standard">
      <style:graphic-properties draw:fill-color="#ffe994" draw:textarea-horizontal-align="justify" draw:textarea-vertical-align="middle" draw:auto-grow-height="false" fo:min-height="0.703cm" fo:min-width="1.696cm"/>
      <style:paragraph-properties style:writing-mode="lr-tb"/>
    </style:style>
    <style:style style:name="gr13" style:family="graphic" style:parent-style-name="standard">
      <style:graphic-properties svg:stroke-width="0.035cm" svg:stroke-color="#ff8000" draw:marker-start-width="0.252cm" draw:marker-end="Arrowheads_20_1" draw:marker-end-width="0.252cm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fill-color="#ffe994" draw:textarea-horizontal-align="justify" draw:textarea-vertical-align="middle" draw:auto-grow-height="false" fo:min-height="0.703cm" fo:min-width="1.723cm"/>
      <style:paragraph-properties style:writing-mode="lr-tb"/>
    </style:style>
    <style:style style:name="gr15" style:family="graphic" style:parent-style-name="standard">
      <style:graphic-properties svg:stroke-width="0.035cm" svg:stroke-color="#000000" draw:marker-start-width="0.252cm" draw:marker-end="Arrowheads_20_1" draw:marker-end-width="0.252cm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svg:stroke-width="0.035cm" svg:stroke-color="#000000" draw:marker-start-width="0.252cm" draw:marker-end="Arrowheads_20_3" draw:marker-end-width="0.252cm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draw:fill-color="#00a933" draw:textarea-horizontal-align="justify" draw:textarea-vertical-align="middle" draw:auto-grow-height="false" fo:min-height="0.587cm" fo:min-width="1.602cm"/>
      <style:paragraph-properties style:writing-mode="lr-tb"/>
    </style:style>
    <style:style style:name="gr18" style:family="graphic" style:parent-style-name="standard">
      <style:graphic-properties draw:fill-color="#ff4000" draw:textarea-horizontal-align="justify" draw:textarea-vertical-align="middle" draw:auto-grow-height="false" fo:min-height="0.587cm" fo:min-width="1.602cm"/>
      <style:paragraph-properties style:writing-mode="lr-tb"/>
    </style:style>
    <style:style style:name="gr19" style:family="graphic" style:parent-style-name="standard">
      <style:graphic-properties svg:stroke-width="0.035cm" draw:marker-start-width="0.252cm" draw:marker-end="Arrowheads_20_3" draw:marker-end-width="0.252cm" draw:textarea-vertical-align="middle" fo:padding-top="0.142cm" fo:padding-bottom="0.142cm" fo:padding-left="0.267cm" fo:padding-right="0.267cm"/>
    </style:style>
    <style:style style:name="gr20" style:family="graphic" style:parent-style-name="standard">
      <style:graphic-properties svg:stroke-width="0.035cm" svg:stroke-color="#ff8000" draw:marker-start-width="0.252cm" draw:marker-end="Arrowheads_20_3" draw:marker-end-width="0.252cm" draw:textarea-vertical-align="middle" fo:padding-top="0.142cm" fo:padding-bottom="0.142cm" fo:padding-left="0.267cm" fo:padding-right="0.267cm"/>
    </style:style>
    <style:style style:name="gr21" style:family="graphic" style:parent-style-name="standard">
      <style:graphic-properties svg:stroke-width="0.035cm" draw:marker-start-width="0.252cm" draw:marker-end="Arrowheads_20_4" draw:marker-end-width="0.252cm" draw:textarea-vertical-align="middle" fo:padding-top="0.142cm" fo:padding-bottom="0.142cm" fo:padding-left="0.267cm" fo:padding-right="0.267cm"/>
    </style:style>
    <style:style style:name="gr22" style:family="graphic" style:parent-style-name="standard">
      <style:graphic-properties draw:marker-end="Arrowheads_20_4" draw:textarea-vertical-align="middle"/>
    </style:style>
    <style:style style:name="gr23" style:family="graphic" style:parent-style-name="standard">
      <style:graphic-properties draw:stroke="dash" draw:stroke-dash="Dash" svg:stroke-width="0.018cm" svg:stroke-color="#800080" draw:marker-start-width="0.227cm" draw:marker-end="Arrowheads_20_4" draw:marker-end-width="0.227cm" draw:textarea-vertical-align="middle" fo:padding-top="0.134cm" fo:padding-bottom="0.134cm" fo:padding-left="0.259cm" fo:padding-right="0.259cm"/>
    </style:style>
    <style:style style:name="gr24" style:family="graphic" style:parent-style-name="standard">
      <style:graphic-properties svg:stroke-width="0.035cm" svg:stroke-color="#ff8000" draw:marker-start-width="0.252cm" draw:marker-end="Arrowheads_20_4" draw:marker-end-width="0.252cm" draw:textarea-vertical-align="middle" fo:padding-top="0.142cm" fo:padding-bottom="0.142cm" fo:padding-left="0.267cm" fo:padding-right="0.267cm"/>
    </style:style>
    <style:style style:name="gr25" style:family="graphic" style:parent-style-name="standard">
      <style:graphic-properties draw:stroke="dash" draw:stroke-dash="Dash" svg:stroke-width="0.035cm" svg:stroke-color="#f10d0c" draw:marker-start-width="0.252cm" draw:marker-end="Arrowheads_20_4" draw:marker-end-width="0.252cm" draw:textarea-vertical-align="middle" fo:padding-top="0.142cm" fo:padding-bottom="0.142cm" fo:padding-left="0.267cm" fo:padding-right="0.267cm"/>
    </style:style>
    <style:style style:name="gr26" style:family="graphic" style:parent-style-name="standard">
      <style:graphic-properties svg:stroke-width="0.035cm" svg:stroke-color="#81d41a" draw:marker-start-width="0.252cm" draw:marker-end="Arrowheads_20_4" draw:marker-end-width="0.252cm" draw:textarea-vertical-align="middle" fo:padding-top="0.142cm" fo:padding-bottom="0.142cm" fo:padding-left="0.267cm" fo:padding-right="0.267cm"/>
    </style:style>
    <style:style style:name="gr27" style:family="graphic" style:parent-style-name="standard">
      <style:graphic-properties svg:stroke-color="#ff8000" draw:marker-end="Arrowheads_20_4" draw:textarea-vertical-align="middle"/>
    </style:style>
    <style:style style:name="gr28" style:family="graphic" style:parent-style-name="standard">
      <style:graphic-properties draw:stroke="solid" draw:stroke-dash="Long_20_Dash" svg:stroke-width="0.035cm" svg:stroke-color="#3465a4" draw:marker-start-width="0.252cm" draw:marker-end="Arrowheads_20_4" draw:marker-end-width="0.252cm" draw:textarea-vertical-align="middle" fo:padding-top="0.142cm" fo:padding-bottom="0.142cm" fo:padding-left="0.267cm" fo:padding-right="0.267cm"/>
    </style:style>
    <style:style style:name="gr29" style:family="graphic" style:parent-style-name="standard">
      <style:graphic-properties draw:stroke="dash" draw:stroke-dash="Dash" svg:stroke-width="0.018cm" svg:stroke-color="#800080" draw:marker-start="" draw:marker-start-width="0.227cm" draw:marker-end="Arrowheads_20_4" draw:marker-end-width="0.227cm" draw:textarea-vertical-align="middle" fo:padding-top="0.134cm" fo:padding-bottom="0.134cm" fo:padding-left="0.259cm" fo:padding-right="0.259cm"/>
    </style:style>
    <style:style style:name="gr30" style:family="graphic" style:parent-style-name="standard">
      <style:graphic-properties draw:stroke="dash" draw:stroke-dash="Dash" svg:stroke-width="0.018cm" svg:stroke-color="#800080" draw:marker-start-width="0.227cm" draw:marker-end-width="0.227cm" draw:textarea-vertical-align="middle" fo:padding-top="0.134cm" fo:padding-bottom="0.134cm" fo:padding-left="0.259cm" fo:padding-right="0.25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style:font-name="Hack" fo:font-size="8pt" style:font-size-asian="8pt" style:font-size-complex="8pt"/>
    </style:style>
    <style:style style:name="P3" style:family="paragraph">
      <style:paragraph-properties fo:text-align="center"/>
    </style:style>
    <style:style style:name="P4" style:family="paragraph">
      <loext:graphic-properties draw:fill-color="#81d41a"/>
      <style:paragraph-properties fo:text-align="center" style:writing-mode="lr-tb"/>
      <style:text-properties style:font-name="Hack" fo:font-size="8pt" style:font-size-asian="8pt" style:font-size-complex="8pt"/>
    </style:style>
    <style:style style:name="P5" style:family="paragraph">
      <loext:graphic-properties draw:fill-color="#ff8000"/>
      <style:paragraph-properties fo:text-align="center" style:writing-mode="lr-tb"/>
      <style:text-properties style:font-name="Hack" fo:font-size="8pt" style:font-size-asian="8pt" style:font-size-complex="8pt"/>
    </style:style>
    <style:style style:name="P6" style:family="paragraph">
      <loext:graphic-properties draw:fill-color="#ffe994"/>
      <style:paragraph-properties fo:text-align="center" style:writing-mode="lr-tb"/>
      <style:text-properties style:font-name="Hack" fo:font-size="8pt" style:font-size-asian="8pt" style:font-size-complex="8pt"/>
    </style:style>
    <style:style style:name="P7" style:family="paragraph">
      <loext:graphic-properties draw:fill-color="#00a933"/>
      <style:paragraph-properties fo:text-align="center" style:writing-mode="lr-tb"/>
      <style:text-properties style:font-name="Hack" fo:font-size="8pt" style:font-size-asian="8pt" style:font-size-complex="8pt"/>
    </style:style>
    <style:style style:name="P8" style:family="paragraph">
      <loext:graphic-properties draw:fill-color="#ff4000"/>
      <style:paragraph-properties fo:text-align="center" style:writing-mode="lr-tb"/>
      <style:text-properties style:font-name="Hack" fo:font-size="8pt" style:font-size-asian="8pt" style:font-size-complex="8pt"/>
    </style:style>
    <style:style style:name="T1" style:family="text">
      <style:text-properties style:font-name="Hack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616cm" svg:height="0.635cm" svg:x="40.867cm" svg:y="2.554cm">
          <draw:image xlink:href="Pictures/10000201000001F30000020219A0E88A071AA526.png" xlink:type="simple" xlink:show="embed" xlink:actuate="onLoad" draw:mime-type="image/png">
            <text:p/>
          </draw:image>
        </draw:frame>
        <draw:frame draw:style-name="gr1" draw:text-style-name="P1" draw:layer="layout" svg:width="0.634cm" svg:height="0.653cm" svg:x="41.483cm" svg:y="2.536cm">
          <draw:image xlink:href="Pictures/10000201000001F300000202DF5ADF5EC7F7B871.png" xlink:type="simple" xlink:show="embed" xlink:actuate="onLoad" draw:mime-type="image/png">
            <text:p/>
          </draw:image>
        </draw:frame>
        <draw:frame draw:style-name="gr1" draw:text-style-name="P1" draw:layer="layout" svg:width="0.611cm" svg:height="0.631cm" svg:x="42.142cm" svg:y="2.554cm">
          <draw:image xlink:href="Pictures/10000201000001E8000001F8C5714E559AD19038.png" xlink:type="simple" xlink:show="embed" xlink:actuate="onLoad" draw:mime-type="image/png">
            <text:p/>
          </draw:image>
        </draw:frame>
        <draw:frame draw:style-name="gr1" draw:text-style-name="P1" draw:layer="layout" svg:width="0.504cm" svg:height="0.629cm" svg:x="39.578cm" svg:y="2.554cm">
          <draw:image xlink:href="Pictures/10000201000000E100000119B6D3F221AAA68DF9.png" xlink:type="simple" xlink:show="embed" xlink:actuate="onLoad" draw:mime-type="image/png">
            <text:p/>
          </draw:image>
        </draw:frame>
        <draw:frame draw:style-name="gr1" draw:text-style-name="P1" draw:layer="layout" svg:width="0.513cm" svg:height="0.638cm" svg:x="42.875cm" svg:y="2.551cm">
          <draw:image xlink:href="Pictures/10000201000000E100000118B80BC1732A426C95.png" xlink:type="simple" xlink:show="embed" xlink:actuate="onLoad" draw:mime-type="image/png">
            <text:p/>
          </draw:image>
        </draw:frame>
        <draw:frame draw:style-name="gr1" draw:text-style-name="P1" draw:layer="layout" svg:width="0.629cm" svg:height="0.649cm" draw:transform="rotate (-0.00157079632679504) translate (40.214cm 2.536cm)">
          <draw:image xlink:href="Pictures/10000201000001E9000001F81DE1860EFB66B9B0.png" xlink:type="simple" xlink:show="embed" xlink:actuate="onLoad" draw:mime-type="image/png">
            <text:p/>
          </draw:image>
        </draw:frame>
        <draw:custom-shape draw:style-name="gr2" draw:text-style-name="P2" xml:id="id1" draw:id="id1" draw:layer="layout" svg:width="2.223cm" svg:height="0.953cm" svg:x="44.597cm" svg:y="24.95cm">
          <text:p text:style-name="P2"><text:span text:style-name="T1">Airborn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2.223cm" svg:height="0.953cm" svg:x="44.607cm" svg:y="28.753cm">
          <text:p text:style-name="P2"><text:span text:style-name="T1">Turtle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45.708cm" svg:y1="25.903cm" svg:x2="45.718cm" svg:y2="28.753cm" draw:start-shape="id1" draw:start-glue-point="2" draw:end-shape="id2" draw:end-glue-point="0" svg:d="M45708 25903v1424h10v1426" svg:viewBox="0 0 11 2851">
          <text:p/>
        </draw:connector>
        <draw:custom-shape draw:style-name="gr2" draw:text-style-name="P2" xml:id="id6" draw:id="id6" draw:layer="layout" svg:width="2.223cm" svg:height="0.953cm" svg:x="19.555cm" svg:y="24.751cm">
          <text:p text:style-name="P2"><text:span text:style-name="T1">Strik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2.223cm" svg:height="0.953cm" svg:x="26.197cm" svg:y="24.914cm">
          <text:p text:style-name="P2"><text:span text:style-name="T1">Bonk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2.223cm" svg:height="0.953cm" svg:x="26.24cm" svg:y="28.887cm">
          <text:p text:style-name="P2"><text:span text:style-name="T1">Sword </text:span><text:span text:style-name="T1">Spin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27.308cm" svg:y1="25.867cm" svg:x2="27.351cm" svg:y2="28.887cm" draw:start-shape="id3" draw:start-glue-point="2" draw:end-shape="id4" draw:end-glue-point="0" svg:d="M27308 25867v1509h43v1511" svg:viewBox="0 0 44 3021">
          <text:p/>
        </draw:connector>
        <draw:custom-shape draw:style-name="gr2" draw:text-style-name="P2" xml:id="id5" draw:id="id5" draw:layer="layout" svg:width="2.223cm" svg:height="0.953cm" svg:x="19.563cm" svg:y="28.79cm">
          <text:p text:style-name="P2"><text:span text:style-name="T1">Uppercut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20.674cm" svg:y1="28.79cm" svg:x2="20.666cm" svg:y2="25.704cm" draw:start-shape="id5" draw:start-glue-point="0" draw:end-shape="id6" draw:end-glue-point="2" svg:d="M20674 28790v-1544h-8v-1542" svg:viewBox="0 0 9 3087">
          <text:p/>
        </draw:connector>
        <draw:custom-shape draw:style-name="gr2" draw:text-style-name="P2" xml:id="id7" draw:id="id7" draw:layer="layout" svg:width="2.223cm" svg:height="0.953cm" svg:x="15.456cm" svg:y="33.233cm">
          <text:p text:style-name="P2"><text:span text:style-name="T1">Spinning</text:span></text:p>
          <text:p text:style-name="P2"><text:span text:style-name="T1">Uppercut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6.567cm" svg:y1="33.233cm" svg:x2="19.563cm" svg:y2="29.266cm" draw:start-shape="id7" draw:start-glue-point="0" draw:end-shape="id5" draw:end-glue-point="3" svg:d="M16567 33233v-3967h2996" svg:viewBox="0 0 2997 3968">
          <text:p/>
        </draw:connector>
        <draw:frame draw:style-name="gr1" draw:text-style-name="P1" draw:layer="layout" svg:width="0.634cm" svg:height="0.653cm" svg:x="16.22cm" svg:y="32.343cm">
          <draw:image xlink:href="Pictures/10000201000001F300000202DF5ADF5EC7F7B871.png" xlink:type="simple" xlink:show="embed" xlink:actuate="onLoad" draw:mime-type="image/png">
            <text:p/>
          </draw:image>
        </draw:frame>
        <draw:custom-shape draw:style-name="gr2" draw:text-style-name="P2" xml:id="id8" draw:id="id8" draw:layer="layout" svg:width="2.223cm" svg:height="0.953cm" svg:x="22.795cm" svg:y="28.861cm">
          <text:p text:style-name="P2"><text:span text:style-name="T1">Backhand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20.666cm" svg:y1="25.704cm" svg:x2="23.906cm" svg:y2="28.861cm" draw:start-shape="id6" draw:start-glue-point="2" draw:end-shape="id8" draw:end-glue-point="0" svg:d="M20666 25704v1578h3240v1579" svg:viewBox="0 0 3241 3158">
          <text:p/>
        </draw:connector>
        <draw:frame draw:style-name="gr1" draw:text-style-name="P1" draw:layer="layout" svg:width="0.611cm" svg:height="0.631cm" svg:x="20.374cm" svg:y="27.967cm">
          <draw:image xlink:href="Pictures/10000201000001E8000001F8C5714E559AD19038.png" xlink:type="simple" xlink:show="embed" xlink:actuate="onLoad" draw:mime-type="image/png">
            <text:p/>
          </draw:image>
        </draw:frame>
        <draw:custom-shape draw:style-name="gr2" draw:text-style-name="P2" xml:id="id9" draw:id="id9" draw:layer="layout" svg:width="2.223cm" svg:height="0.953cm" svg:x="19.173cm" svg:y="33.162cm">
          <text:p text:style-name="P2"><text:span text:style-name="T1">Headbutt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23.906cm" svg:y1="29.814cm" svg:x2="20.284cm" svg:y2="33.162cm" draw:start-shape="id8" draw:start-glue-point="2" draw:end-shape="id9" draw:end-glue-point="0" svg:d="M23906 29814v1673h-3622v1675" svg:viewBox="0 0 3623 3349">
          <text:p/>
        </draw:connector>
        <draw:custom-shape draw:style-name="gr2" draw:text-style-name="P2" xml:id="id10" draw:id="id10" draw:layer="layout" svg:width="2.223cm" svg:height="0.953cm" svg:x="19.186cm" svg:y="37.6cm">
          <text:p text:style-name="P2"><text:span text:style-name="T1">Headbutt</text:span></text:p>
          <text:p text:style-name="P2"><text:span text:style-name="T1">Strike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20.284cm" svg:y1="34.115cm" svg:x2="20.297cm" svg:y2="37.6cm" draw:start-shape="id9" draw:start-glue-point="2" draw:end-shape="id10" draw:end-glue-point="0" svg:d="M20284 34115v1742h13v1743" svg:viewBox="0 0 14 3486">
          <text:p/>
        </draw:connector>
        <draw:frame draw:style-name="gr1" draw:text-style-name="P1" draw:layer="layout" svg:width="0.611cm" svg:height="0.631cm" svg:x="19.978cm" svg:y="32.26cm">
          <draw:image xlink:href="Pictures/10000201000001E8000001F8C5714E559AD19038.png" xlink:type="simple" xlink:show="embed" xlink:actuate="onLoad" draw:mime-type="image/png">
            <text:p/>
          </draw:image>
        </draw:frame>
        <draw:frame draw:style-name="gr1" draw:text-style-name="P1" draw:layer="layout" svg:width="0.611cm" svg:height="0.631cm" svg:x="19.941cm" svg:y="36.723cm">
          <draw:image xlink:href="Pictures/10000201000001E8000001F8C5714E559AD19038.png" xlink:type="simple" xlink:show="embed" xlink:actuate="onLoad" draw:mime-type="image/png">
            <text:p/>
          </draw:image>
        </draw:frame>
        <draw:custom-shape draw:style-name="gr2" draw:text-style-name="P2" xml:id="id11" draw:id="id11" draw:layer="layout" svg:width="2.223cm" svg:height="0.953cm" svg:x="22.765cm" svg:y="33.237cm">
          <text:p text:style-name="P2"><text:span text:style-name="T1">Slash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23.906cm" svg:y1="29.814cm" svg:x2="23.876cm" svg:y2="33.237cm" draw:start-shape="id8" draw:start-glue-point="2" draw:end-shape="id11" draw:end-glue-point="0" svg:d="M23906 29814v1711h-30v1712" svg:viewBox="0 0 31 3424">
          <text:p/>
        </draw:connector>
        <draw:frame draw:style-name="gr1" draw:text-style-name="P1" draw:layer="layout" svg:width="0.634cm" svg:height="0.653cm" svg:x="23.608cm" svg:y="27.976cm">
          <draw:image xlink:href="Pictures/10000201000001F300000202DF5ADF5EC7F7B871.png" xlink:type="simple" xlink:show="embed" xlink:actuate="onLoad" draw:mime-type="image/png">
            <text:p/>
          </draw:image>
        </draw:frame>
        <draw:custom-shape draw:style-name="gr2" draw:text-style-name="P2" xml:id="id12" draw:id="id12" draw:layer="layout" svg:width="2.223cm" svg:height="0.953cm" svg:x="22.771cm" svg:y="37.602cm">
          <text:p text:style-name="P2"><text:span text:style-name="T1">Elemental</text:span></text:p>
          <text:p text:style-name="P2"><text:span text:style-name="T1">Infus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3" draw:id="id13" draw:layer="layout" svg:width="2.223cm" svg:height="0.953cm" svg:x="22.764cm" svg:y="42.096cm">
          <text:p text:style-name="P2"><text:span text:style-name="T1">Drill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23.876cm" svg:y1="34.19cm" svg:x2="23.882cm" svg:y2="37.602cm" draw:start-shape="id11" draw:start-glue-point="2" draw:end-shape="id12" draw:end-glue-point="0" svg:d="M23876 34190v1705h6v1707" svg:viewBox="0 0 7 3413">
          <text:p/>
        </draw:connector>
        <draw:connector draw:style-name="gr5" draw:text-style-name="P3" draw:layer="layout" draw:line-skew="-0.112cm" svg:x1="23.882cm" svg:y1="38.555cm" svg:x2="23.875cm" svg:y2="42.096cm" draw:start-shape="id12" draw:start-glue-point="2" draw:end-shape="id13" draw:end-glue-point="0" svg:d="M23882 38555v1658h-7v1883" svg:viewBox="0 0 8 3542">
          <text:p/>
        </draw:connector>
        <draw:frame draw:style-name="gr1" draw:text-style-name="P1" draw:layer="layout" svg:width="0.611cm" svg:height="0.631cm" svg:x="23.546cm" svg:y="36.687cm">
          <draw:image xlink:href="Pictures/10000201000001E8000001F8C5714E559AD19038.png" xlink:type="simple" xlink:show="embed" xlink:actuate="onLoad" draw:mime-type="image/png">
            <text:p/>
          </draw:image>
        </draw:frame>
        <draw:frame draw:style-name="gr1" draw:text-style-name="P1" draw:layer="layout" svg:width="0.611cm" svg:height="0.631cm" svg:x="23.556cm" svg:y="41.225cm">
          <draw:image xlink:href="Pictures/10000201000001E8000001F8C5714E559AD19038.png" xlink:type="simple" xlink:show="embed" xlink:actuate="onLoad" draw:mime-type="image/png">
            <text:p/>
          </draw:image>
        </draw:frame>
        <draw:custom-shape draw:style-name="gr2" draw:text-style-name="P2" xml:id="id14" draw:id="id14" draw:layer="layout" svg:width="2.223cm" svg:height="0.953cm" svg:x="41.421cm" svg:y="28.743cm">
          <text:p text:style-name="P2"><text:span text:style-name="T1">Aerial</text:span></text:p>
          <text:p text:style-name="P2"><text:span text:style-name="T1">Slam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line-skew="-0.441cm" svg:x1="45.708cm" svg:y1="25.903cm" svg:x2="42.532cm" svg:y2="28.743cm" draw:start-shape="id1" draw:start-glue-point="2" draw:end-shape="id14" draw:end-glue-point="0" svg:d="M45708 25903v978h-3176v1862" svg:viewBox="0 0 3177 2841">
          <text:p/>
        </draw:connector>
        <draw:custom-shape draw:style-name="gr6" draw:text-style-name="P4" xml:id="id15" draw:id="id15" draw:layer="layout" svg:width="2.192cm" svg:height="0.927cm" svg:x="60.531cm" svg:y="18.421cm">
          <text:p text:style-name="P2"><text:span text:style-name="T1">Mag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3" draw:id="id33" draw:layer="layout" svg:width="2.223cm" svg:height="0.953cm" svg:x="64.328cm" svg:y="33.203cm">
          <text:p text:style-name="P2"><text:span text:style-name="T1">Stab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4" draw:id="id34" draw:layer="layout" svg:width="2.223cm" svg:height="0.953cm" svg:x="67.781cm" svg:y="33.146cm">
          <text:p text:style-name="P2"><text:span text:style-name="T1">Div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7" draw:id="id37" draw:layer="layout" svg:width="2.223cm" svg:height="0.953cm" svg:x="67.734cm" svg:y="24.917cm">
          <text:p text:style-name="P2"><text:span text:style-name="T1">Throw</text:span></text:p>
          <text:p text:style-name="P2"><text:span text:style-name="T1">(4 ways)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38" draw:id="id38" draw:layer="layout" svg:width="2.196cm" svg:height="0.953cm" svg:x="70.823cm" svg:y="24.918cm">
          <text:p text:style-name="P2"><text:span text:style-name="T1">Stom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7" draw:id="id17" draw:layer="layout" svg:width="2.223cm" svg:height="0.953cm" svg:x="64.294cm" svg:y="24.858cm">
          <text:p text:style-name="P2"><text:span text:style-name="T1">Walk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8" draw:id="id18" draw:layer="layout" svg:width="2.223cm" svg:height="0.953cm" svg:x="64.303cm" svg:y="28.789cm">
          <text:p text:style-name="P2"><text:span text:style-name="T1">Ru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6" draw:id="id16" draw:layer="layout" svg:width="2.223cm" svg:height="0.953cm" svg:x="53.416cm" svg:y="24.936cm">
          <text:p text:style-name="P2"><text:span text:style-name="T1">Magic Jump</text:span>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line-skew="-0.218cm" svg:x1="61.627cm" svg:y1="19.348cm" svg:x2="54.527cm" svg:y2="24.936cm" draw:start-shape="id15" draw:start-glue-point="2" draw:end-shape="id16" draw:end-glue-point="0" svg:d="M61627 19348v2576h-7100v3012" svg:viewBox="0 0 7101 5589">
          <text:p/>
        </draw:connector>
        <draw:frame draw:style-name="gr1" draw:text-style-name="P1" draw:layer="layout" svg:width="0.629cm" svg:height="0.649cm" draw:transform="rotate (-0.00157079632679504) translate (54.191cm 24.055cm)">
          <draw:image xlink:href="Pictures/10000201000001E9000001F81DE1860EFB66B9B0.png" xlink:type="simple" xlink:show="embed" xlink:actuate="onLoad" draw:mime-type="image/png">
            <text:p/>
          </draw:image>
        </draw:frame>
        <draw:connector draw:style-name="gr9" draw:text-style-name="P3" draw:layer="layout" svg:x1="65.405cm" svg:y1="25.811cm" svg:x2="65.414cm" svg:y2="28.789cm" draw:start-shape="id17" draw:start-glue-point="2" draw:end-shape="id18" draw:end-glue-point="0" svg:d="M65405 25811v1488h9v1490" svg:viewBox="0 0 10 2979">
          <text:p/>
        </draw:connector>
        <draw:custom-shape draw:style-name="gr2" draw:text-style-name="P2" xml:id="id21" draw:id="id21" draw:layer="layout" svg:width="2.223cm" svg:height="0.953cm" svg:x="56.979cm" svg:y="24.89cm">
          <text:p text:style-name="P2"><text:span text:style-name="T1">Splash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2" draw:id="id22" draw:layer="layout" svg:width="2.223cm" svg:height="0.953cm" svg:x="60.582cm" svg:y="24.837cm">
          <text:p text:style-name="P2"><text:span text:style-name="T1">Projecti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0" draw:id="id20" draw:layer="layout" svg:width="2.223cm" svg:height="0.953cm" svg:x="48.519cm" svg:y="28.749cm">
          <text:p text:style-name="P2"><text:span text:style-name="T1">Air</text:span></text:p>
          <text:p text:style-name="P2"><text:span text:style-name="T1">Projectile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19" draw:id="id19" draw:layer="layout" svg:width="2.192cm" svg:height="0.927cm" svg:x="48.518cm" svg:y="24.967cm">
          <text:p text:style-name="P2"><text:span text:style-name="T1">Mag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3" draw:layer="layout" svg:x1="49.614cm" svg:y1="25.894cm" svg:x2="49.63cm" svg:y2="28.749cm" draw:start-shape="id19" draw:start-glue-point="2" draw:end-shape="id20" draw:end-glue-point="0" svg:d="M49614 25894v1427h16v1428" svg:viewBox="0 0 17 2856">
          <text:p/>
        </draw:connector>
        <draw:frame draw:style-name="gr1" draw:text-style-name="P1" draw:layer="layout" svg:width="0.611cm" svg:height="0.631cm" svg:x="49.33cm" svg:y="27.898cm">
          <draw:image xlink:href="Pictures/10000201000001E8000001F8C5714E559AD19038.png" xlink:type="simple" xlink:show="embed" xlink:actuate="onLoad" draw:mime-type="image/png">
            <text:p/>
          </draw:image>
        </draw:frame>
        <draw:connector draw:style-name="gr8" draw:text-style-name="P3" draw:layer="layout" draw:line-skew="-0.195cm" svg:x1="61.627cm" svg:y1="19.348cm" svg:x2="58.09cm" svg:y2="24.89cm" draw:start-shape="id15" draw:start-glue-point="2" draw:end-shape="id21" draw:end-glue-point="0" svg:d="M61627 19348v2576h-3537v2966" svg:viewBox="0 0 3538 5543">
          <text:p/>
        </draw:connector>
        <draw:connector draw:style-name="gr10" draw:text-style-name="P3" draw:layer="layout" draw:line-skew="-0.498cm" svg:x1="61.627cm" svg:y1="19.348cm" svg:x2="61.693cm" svg:y2="24.837cm" draw:start-shape="id15" draw:start-glue-point="2" draw:end-shape="id22" draw:end-glue-point="0" svg:d="M61627 19348v2246h66v3243" svg:viewBox="0 0 67 5490">
          <text:p/>
        </draw:connector>
        <draw:frame draw:style-name="gr1" draw:text-style-name="P1" draw:layer="layout" svg:width="0.611cm" svg:height="0.631cm" svg:x="57.827cm" svg:y="23.962cm">
          <draw:image xlink:href="Pictures/10000201000001E8000001F8C5714E559AD19038.png" xlink:type="simple" xlink:show="embed" xlink:actuate="onLoad" draw:mime-type="image/png">
            <text:p/>
          </draw:image>
        </draw:frame>
        <draw:custom-shape draw:style-name="gr11" draw:text-style-name="P5" xml:id="id23" draw:id="id23" draw:layer="layout" svg:width="2.192cm" svg:height="0.927cm" svg:x="79.435cm" svg:y="18.474cm">
          <text:p text:style-name="P2"><text:span text:style-name="T1">U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" xml:id="id27" draw:id="id27" draw:layer="layout" svg:width="2.196cm" svg:height="0.953cm" svg:x="79.444cm" svg:y="28.488cm">
          <text:p text:style-name="P2"><text:span text:style-name="T1">Beefy Id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24" draw:id="id24" draw:layer="layout" svg:width="2.196cm" svg:height="0.953cm" svg:x="89.481cm" svg:y="24.878cm">
          <text:p text:style-name="P2"><text:span text:style-name="T1">Boomerang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25" draw:id="id25" draw:layer="layout" svg:width="2.196cm" svg:height="0.953cm" svg:x="92.968cm" svg:y="24.813cm">
          <text:p text:style-name="P2"><text:span text:style-name="T1">Horn</text:span></text:p>
          <text:p text:style-name="P2"><text:span text:style-name="T1">(5 sounds?)</text:span>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draw:line-skew="0.682cm" svg:x1="80.531cm" svg:y1="19.401cm" svg:x2="90.579cm" svg:y2="24.878cm" draw:start-shape="id23" draw:start-glue-point="2" draw:end-shape="id24" draw:end-glue-point="0" svg:d="M80531 19401v3420h10048v2057" svg:viewBox="0 0 10049 5478">
          <text:p/>
        </draw:connector>
        <draw:connector draw:style-name="gr13" draw:text-style-name="P3" draw:layer="layout" draw:line-skew="0.693cm" svg:x1="80.531cm" svg:y1="19.401cm" svg:x2="94.066cm" svg:y2="24.813cm" draw:start-shape="id23" draw:start-glue-point="2" draw:end-shape="id25" draw:end-glue-point="0" svg:d="M80531 19401v3399h13535v2013" svg:viewBox="0 0 13536 5413">
          <text:p/>
        </draw:connector>
        <draw:connector draw:style-name="gr13" draw:text-style-name="P3" draw:layer="layout" svg:x1="80.531cm" svg:y1="19.401cm" svg:x2="83.781cm" svg:y2="18.446cm" draw:start-shape="id23" draw:start-glue-point="2" draw:end-shape="id26" draw:end-glue-point="0" svg:d="M80531 19401v501h1626v-1958h1624v502" svg:viewBox="0 0 3251 1959">
          <text:p/>
        </draw:connector>
        <draw:custom-shape draw:style-name="gr11" draw:text-style-name="P5" xml:id="id26" draw:id="id26" draw:layer="layout" svg:width="2.192cm" svg:height="0.927cm" svg:x="82.685cm" svg:y="18.446cm">
          <text:p text:style-name="P2"><text:span text:style-name="T1">Bom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xml:id="id40" draw:id="id40" draw:layer="layout" svg:width="2.192cm" svg:height="0.927cm" svg:x="86.104cm" svg:y="18.471cm">
          <text:p text:style-name="P2"><text:span text:style-name="T1">Po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" xml:id="id29" draw:id="id29" draw:layer="layout" svg:width="2.196cm" svg:height="0.953cm" svg:x="79.437cm" svg:y="37.385cm">
          <text:p text:style-name="P2"><text:span text:style-name="T1">Beefy</text:span></text:p>
          <text:p text:style-name="P2"><text:span text:style-name="T1">Air Spin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xml:id="id28" draw:id="id28" draw:layer="layout" svg:width="2.223cm" svg:height="0.953cm" svg:x="79.413cm" svg:y="33.239cm">
          <text:p text:style-name="P2"><text:span text:style-name="T1">Beefy</text:span></text:p>
          <text:p text:style-name="P2"><text:span text:style-name="T1">Airborne</text:span></text:p>
          <draw:enhanced-geometry svg:viewBox="0 0 21600 21600" draw:type="rectangle" draw:enhanced-path="M 0 0 L 21600 0 21600 21600 0 21600 0 0 Z N"/>
        </draw:custom-shape>
        <draw:connector draw:style-name="gr15" draw:text-style-name="P3" draw:layer="layout" svg:x1="80.542cm" svg:y1="29.441cm" svg:x2="80.524cm" svg:y2="33.239cm" draw:start-shape="id27" draw:start-glue-point="2" draw:end-shape="id28" draw:end-glue-point="0" svg:d="M80542 29441v1898h-18v1900" svg:viewBox="0 0 19 3799">
          <text:p/>
        </draw:connector>
        <draw:frame draw:style-name="gr1" draw:text-style-name="P1" draw:layer="layout" svg:width="0.629cm" svg:height="0.649cm" draw:transform="rotate (-0.00157079632679504) translate (80.193cm 32.31cm)">
          <draw:image xlink:href="Pictures/10000201000001E9000001F81DE1860EFB66B9B0.png" xlink:type="simple" xlink:show="embed" xlink:actuate="onLoad" draw:mime-type="image/png">
            <text:p/>
          </draw:image>
        </draw:frame>
        <draw:connector draw:style-name="gr15" draw:text-style-name="P3" draw:layer="layout" svg:x1="80.524cm" svg:y1="34.192cm" svg:x2="80.535cm" svg:y2="37.385cm" draw:start-shape="id28" draw:start-glue-point="2" draw:end-shape="id29" draw:end-glue-point="0" svg:d="M80524 34192v1596h11v1597" svg:viewBox="0 0 12 3194">
          <text:p/>
        </draw:connector>
        <draw:custom-shape draw:style-name="gr12" draw:text-style-name="P6" xml:id="id30" draw:id="id30" draw:layer="layout" svg:width="2.196cm" svg:height="0.953cm" svg:x="82.806cm" svg:y="33.276cm">
          <text:p text:style-name="P2"><text:span text:style-name="T1">Beefy Grab</text:span></text:p>
          <draw:enhanced-geometry svg:viewBox="0 0 21600 21600" draw:type="rectangle" draw:enhanced-path="M 0 0 L 21600 0 21600 21600 0 21600 0 0 Z N"/>
        </draw:custom-shape>
        <draw:connector draw:style-name="gr16" draw:text-style-name="P3" draw:layer="layout" svg:x1="80.542cm" svg:y1="29.441cm" svg:x2="83.904cm" svg:y2="33.276cm" draw:start-shape="id27" draw:start-glue-point="2" draw:end-shape="id30" draw:end-glue-point="0" svg:d="M80542 29441v1917h3362v1918" svg:viewBox="0 0 3363 3836">
          <text:p/>
        </draw:connector>
        <draw:custom-shape draw:style-name="gr12" draw:text-style-name="P6" xml:id="id31" draw:id="id31" draw:layer="layout" svg:width="2.196cm" svg:height="0.953cm" svg:x="76.464cm" svg:y="33.259cm">
          <text:p text:style-name="P2"><text:span text:style-name="T1">Beefy Attack</text:span></text:p>
          <text:p text:style-name="P2"><text:span text:style-name="T1">(3 attacks)</text:span></text:p>
          <draw:enhanced-geometry svg:viewBox="0 0 21600 21600" draw:type="rectangle" draw:enhanced-path="M 0 0 L 21600 0 21600 21600 0 21600 0 0 Z N"/>
        </draw:custom-shape>
        <draw:connector draw:style-name="gr16" draw:text-style-name="P3" draw:layer="layout" svg:x1="80.542cm" svg:y1="29.441cm" svg:x2="77.562cm" svg:y2="33.259cm" draw:start-shape="id27" draw:start-glue-point="2" draw:end-shape="id31" draw:end-glue-point="0" svg:d="M80542 29441v1908h-2980v1910" svg:viewBox="0 0 2981 3819">
          <text:p/>
        </draw:connector>
        <draw:frame draw:style-name="gr1" draw:text-style-name="P1" draw:layer="layout" svg:width="0.611cm" svg:height="0.631cm" svg:x="80.517cm" svg:y="36.546cm">
          <draw:image xlink:href="Pictures/10000201000001E8000001F8C5714E559AD19038.png" xlink:type="simple" xlink:show="embed" xlink:actuate="onLoad" draw:mime-type="image/png">
            <text:p/>
          </draw:image>
        </draw:frame>
        <draw:frame draw:style-name="gr1" draw:text-style-name="P1" draw:layer="layout" svg:width="0.634cm" svg:height="0.653cm" svg:x="79.924cm" svg:y="36.47cm">
          <draw:image xlink:href="Pictures/10000201000001F300000202DF5ADF5EC7F7B871.png" xlink:type="simple" xlink:show="embed" xlink:actuate="onLoad" draw:mime-type="image/png">
            <text:p/>
          </draw:image>
        </draw:frame>
        <draw:frame draw:style-name="gr1" draw:text-style-name="P1" draw:layer="layout" svg:width="0.611cm" svg:height="0.631cm" svg:x="77.492cm" svg:y="32.383cm">
          <draw:image xlink:href="Pictures/10000201000001E8000001F8C5714E559AD19038.png" xlink:type="simple" xlink:show="embed" xlink:actuate="onLoad" draw:mime-type="image/png">
            <text:p/>
          </draw:image>
        </draw:frame>
        <draw:frame draw:style-name="gr1" draw:text-style-name="P1" draw:layer="layout" svg:width="0.634cm" svg:height="0.653cm" svg:x="76.943cm" svg:y="32.35cm">
          <draw:image xlink:href="Pictures/10000201000001F300000202DF5ADF5EC7F7B871.png" xlink:type="simple" xlink:show="embed" xlink:actuate="onLoad" draw:mime-type="image/png">
            <text:p/>
          </draw:image>
        </draw:frame>
        <draw:custom-shape draw:style-name="gr11" draw:text-style-name="P5" xml:id="id32" draw:id="id32" draw:layer="layout" svg:width="2.192cm" svg:height="0.927cm" svg:x="79.429cm" svg:y="24.914cm">
          <text:p text:style-name="P2"><text:span text:style-name="T1">Sandwi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3" draw:layer="layout" svg:x1="80.531cm" svg:y1="19.401cm" svg:x2="80.525cm" svg:y2="24.914cm" draw:start-shape="id23" draw:start-glue-point="2" draw:end-shape="id32" draw:end-glue-point="0" svg:d="M80531 19401v2756h-6v2757" svg:viewBox="0 0 7 5514">
          <text:p/>
        </draw:connector>
        <draw:connector draw:style-name="gr13" draw:text-style-name="P3" draw:layer="layout" svg:x1="80.525cm" svg:y1="25.841cm" svg:x2="80.542cm" svg:y2="28.488cm" draw:start-shape="id32" draw:start-glue-point="2" draw:end-shape="id27" draw:end-glue-point="0" svg:d="M80525 25841v1323h17v1324" svg:viewBox="0 0 18 2648">
          <text:p/>
        </draw:connector>
        <draw:custom-shape draw:style-name="gr2" draw:text-style-name="P2" xml:id="id39" draw:id="id39" draw:layer="layout" svg:width="2.223cm" svg:height="0.953cm" svg:x="73.72cm" svg:y="24.955cm">
          <text:p text:style-name="P2"><text:span text:style-name="T1">Block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xml:id="id35" draw:id="id35" draw:layer="layout" svg:width="2.192cm" svg:height="0.927cm" svg:x="57.002cm" svg:y="18.4cm">
          <text:p text:style-name="P2"><text:span text:style-name="T1">Id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3" draw:layer="layout" draw:line-skew="0.571cm 4.336cm -0.016cm" svg:x1="49.614cm" svg:y1="25.894cm" svg:x2="61.693cm" svg:y2="24.837cm" draw:start-shape="id19" draw:start-glue-point="2" draw:end-shape="id22" draw:end-glue-point="0" svg:d="M49614 25894v1072h10368v-2647h1711v518" svg:viewBox="0 0 12080 2648">
          <text:p/>
        </draw:connector>
        <draw:frame draw:style-name="gr1" draw:text-style-name="P1" draw:layer="layout" svg:width="0.616cm" svg:height="0.635cm" svg:x="61.384cm" svg:y="23.978cm">
          <draw:image xlink:href="Pictures/10000201000001F30000020219A0E88A071AA526.png" xlink:type="simple" xlink:show="embed" xlink:actuate="onLoad" draw:mime-type="image/png">
            <text:p/>
          </draw:image>
        </draw:frame>
        <draw:custom-shape draw:style-name="gr18" draw:text-style-name="P8" xml:id="id36" draw:id="id36" draw:layer="layout" svg:width="2.192cm" svg:height="0.927cm" svg:x="67.705cm" svg:y="18.456cm">
          <text:p text:style-name="P2"><text:span text:style-name="T1">Down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8" xml:id="id41" draw:id="id41" draw:layer="layout" svg:width="2.192cm" svg:height="0.927cm" svg:x="86.203cm" svg:y="33.246cm">
          <text:p text:style-name="P2"><text:span text:style-name="T1">Beefy Fa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3" draw:layer="layout" svg:x1="65.414cm" svg:y1="29.742cm" svg:x2="65.439cm" svg:y2="33.203cm" draw:start-shape="id18" draw:start-glue-point="2" draw:end-shape="id33" draw:end-glue-point="0" svg:d="M65414 29742v1730h25v1731" svg:viewBox="0 0 26 3462">
          <text:p/>
        </draw:connector>
        <draw:connector draw:style-name="gr9" draw:text-style-name="P3" draw:layer="layout" draw:line-skew="-0.5cm" svg:x1="65.414cm" svg:y1="29.742cm" svg:x2="68.892cm" svg:y2="33.146cm" draw:start-shape="id18" draw:start-glue-point="2" draw:end-shape="id34" draw:end-glue-point="0" svg:d="M65414 29742v1201h3478v2203" svg:viewBox="0 0 3479 3405">
          <text:p/>
        </draw:connector>
        <draw:frame draw:style-name="gr1" draw:text-style-name="P1" draw:layer="layout" svg:width="0.611cm" svg:height="0.631cm" svg:x="68.607cm" svg:y="32.299cm">
          <draw:image xlink:href="Pictures/10000201000001E8000001F8C5714E559AD19038.png" xlink:type="simple" xlink:show="embed" xlink:actuate="onLoad" draw:mime-type="image/png">
            <text:p/>
          </draw:image>
        </draw:frame>
        <draw:frame draw:style-name="gr1" draw:text-style-name="P1" draw:layer="layout" svg:width="0.634cm" svg:height="0.653cm" svg:x="65.093cm" svg:y="32.191cm">
          <draw:image xlink:href="Pictures/10000201000001F300000202DF5ADF5EC7F7B871.png" xlink:type="simple" xlink:show="embed" xlink:actuate="onLoad" draw:mime-type="image/png">
            <text:p/>
          </draw:image>
        </draw:frame>
        <draw:connector draw:style-name="gr9" draw:text-style-name="P3" draw:layer="layout" draw:line-skew="0cm 2.443cm -1.111cm" svg:x1="54.527cm" svg:y1="25.889cm" svg:x2="45.708cm" svg:y2="24.95cm" draw:start-shape="id16" draw:start-glue-point="2" draw:end-shape="id1" draw:end-glue-point="0" svg:d="M54527 25889v500h-1967v-3052h-6852v1613" svg:viewBox="0 0 8820 3053">
          <text:p/>
        </draw:connector>
        <draw:connector draw:style-name="gr9" draw:text-style-name="P3" draw:layer="layout" svg:x1="58.098cm" svg:y1="19.327cm" svg:x2="61.627cm" svg:y2="18.421cm" draw:start-shape="id35" draw:start-glue-point="2" draw:end-shape="id15" draw:end-glue-point="0" svg:d="M58098 19327v501h1765v-1909h1764v502" svg:viewBox="0 0 3530 1910">
          <text:p/>
        </draw:connector>
        <draw:frame draw:style-name="gr1" draw:text-style-name="P1" draw:layer="layout" svg:width="0.513cm" svg:height="0.638cm" svg:x="59.541cm" svg:y="18.603cm">
          <draw:image xlink:href="Pictures/10000201000000E100000118B80BC1732A426C95.png" xlink:type="simple" xlink:show="embed" xlink:actuate="onLoad" draw:mime-type="image/png">
            <text:p/>
          </draw:image>
        </draw:frame>
        <draw:connector draw:style-name="gr9" draw:text-style-name="P3" draw:layer="layout" draw:line-skew="-0.554cm" svg:x1="58.098cm" svg:y1="19.327cm" svg:x2="65.405cm" svg:y2="24.858cm" draw:start-shape="id35" draw:start-glue-point="2" draw:end-shape="id17" draw:end-glue-point="0" svg:d="M58098 19327v2211h7307v3320" svg:viewBox="0 0 7308 5532">
          <text:p/>
        </draw:connector>
        <draw:connector draw:style-name="gr19" draw:text-style-name="P3" draw:layer="layout" draw:line-skew="0.505cm" svg:x1="45.708cm" svg:y1="25.903cm" svg:x2="49.614cm" svg:y2="24.967cm" draw:start-shape="id1" draw:start-glue-point="2" draw:end-shape="id19" draw:end-glue-point="0" svg:d="M45708 25903v1005h1961v-2443h1945v502" svg:viewBox="0 0 3907 2444">
          <text:p/>
        </draw:connector>
        <draw:frame draw:style-name="gr1" draw:text-style-name="P1" draw:layer="layout" svg:width="0.513cm" svg:height="0.638cm" svg:x="47.42cm" svg:y="25.14cm">
          <draw:image xlink:href="Pictures/10000201000000E100000118B80BC1732A426C95.png" xlink:type="simple" xlink:show="embed" xlink:actuate="onLoad" draw:mime-type="image/png">
            <text:p/>
          </draw:image>
        </draw:frame>
        <draw:frame draw:style-name="gr1" draw:text-style-name="P1" draw:layer="layout" svg:width="0.629cm" svg:height="0.649cm" draw:transform="rotate (-0.00157079632679504) translate (45.402cm 27.881cm)">
          <draw:image xlink:href="Pictures/10000201000001E9000001F81DE1860EFB66B9B0.png" xlink:type="simple" xlink:show="embed" xlink:actuate="onLoad" draw:mime-type="image/png">
            <text:p/>
          </draw:image>
        </draw:frame>
        <draw:connector draw:style-name="gr9" draw:text-style-name="P3" draw:layer="layout" draw:line-skew="0cm 3.715cm" svg:x1="58.098cm" svg:y1="19.327cm" svg:x2="68.801cm" svg:y2="18.456cm" draw:start-shape="id35" draw:start-glue-point="2" draw:end-shape="id36" draw:end-glue-point="0" svg:d="M58098 19327v501h9067v-1874h1636v502" svg:viewBox="0 0 10704 1875">
          <text:p/>
        </draw:connector>
        <draw:connector draw:style-name="gr9" draw:text-style-name="P3" draw:layer="layout" draw:line-skew="-0.583cm" svg:x1="58.098cm" svg:y1="19.327cm" svg:x2="68.845cm" svg:y2="24.917cm" draw:start-shape="id35" draw:start-glue-point="2" draw:end-shape="id37" draw:end-glue-point="0" svg:d="M58098 19327v2212h10747v3378" svg:viewBox="0 0 10748 5591">
          <text:p/>
        </draw:connector>
        <draw:frame draw:style-name="gr1" draw:text-style-name="P1" draw:layer="layout" svg:width="0.611cm" svg:height="0.631cm" svg:x="68.518cm" svg:y="24.016cm">
          <draw:image xlink:href="Pictures/10000201000001E8000001F8C5714E559AD19038.png" xlink:type="simple" xlink:show="embed" xlink:actuate="onLoad" draw:mime-type="image/png">
            <text:p/>
          </draw:image>
        </draw:frame>
        <draw:connector draw:style-name="gr9" draw:text-style-name="P3" draw:layer="layout" draw:line-skew="-0.584cm" svg:x1="58.098cm" svg:y1="19.327cm" svg:x2="71.921cm" svg:y2="24.918cm" draw:start-shape="id35" draw:start-glue-point="2" draw:end-shape="id38" draw:end-glue-point="0" svg:d="M58098 19327v2211h13823v3380" svg:viewBox="0 0 13824 5592">
          <text:p/>
        </draw:connector>
        <draw:frame draw:style-name="gr1" draw:text-style-name="P1" draw:layer="layout" svg:width="0.611cm" svg:height="0.631cm" svg:x="71.593cm" svg:y="24.032cm">
          <draw:image xlink:href="Pictures/10000201000001E8000001F8C5714E559AD19038.png" xlink:type="simple" xlink:show="embed" xlink:actuate="onLoad" draw:mime-type="image/png">
            <text:p/>
          </draw:image>
        </draw:frame>
        <draw:connector draw:style-name="gr9" draw:text-style-name="P3" draw:layer="layout" draw:line-skew="-0.602cm" svg:x1="58.098cm" svg:y1="19.327cm" svg:x2="74.831cm" svg:y2="24.955cm" draw:start-shape="id35" draw:start-glue-point="2" draw:end-shape="id39" draw:end-glue-point="0" svg:d="M58098 19327v2212h16733v3416" svg:viewBox="0 0 16734 5629">
          <text:p/>
        </draw:connector>
        <draw:frame draw:style-name="gr1" draw:text-style-name="P1" draw:layer="layout" svg:width="0.504cm" svg:height="0.629cm" svg:x="74.557cm" svg:y="24.026cm">
          <draw:image xlink:href="Pictures/10000201000000E100000119B6D3F221AAA68DF9.png" xlink:type="simple" xlink:show="embed" xlink:actuate="onLoad" draw:mime-type="image/png">
            <text:p/>
          </draw:image>
        </draw:frame>
        <draw:connector draw:style-name="gr9" draw:text-style-name="P3" draw:layer="layout" draw:line-skew="-0.611cm" svg:x1="58.098cm" svg:y1="19.327cm" svg:x2="45.708cm" svg:y2="24.95cm" draw:start-shape="id35" draw:start-glue-point="2" draw:end-shape="id1" draw:end-glue-point="0" svg:d="M58098 19327v2200h-12390v3423" svg:viewBox="0 0 12391 5624">
          <text:p/>
        </draw:connector>
        <draw:frame draw:style-name="gr1" draw:text-style-name="P1" draw:layer="layout" svg:width="0.629cm" svg:height="0.649cm" draw:transform="rotate (-0.00157079632679504) translate (45.399cm 21.884cm)">
          <draw:image xlink:href="Pictures/10000201000001E9000001F81DE1860EFB66B9B0.png" xlink:type="simple" xlink:show="embed" xlink:actuate="onLoad" draw:mime-type="image/png">
            <text:p/>
          </draw:image>
        </draw:frame>
        <draw:connector draw:style-name="gr19" draw:text-style-name="P3" draw:layer="layout" draw:line-skew="0cm 9.607cm" svg:x1="58.098cm" svg:y1="19.327cm" svg:x2="80.531cm" svg:y2="18.474cm" draw:start-shape="id35" draw:start-glue-point="2" draw:end-shape="id23" draw:end-glue-point="0" svg:d="M58098 19327v501h20824v-1856h1609v502" svg:viewBox="0 0 22434 1857">
          <text:p/>
        </draw:connector>
        <draw:frame draw:style-name="gr1" draw:text-style-name="P1" draw:layer="layout" svg:width="0.616cm" svg:height="0.635cm" svg:x="80.221cm" svg:y="17.571cm">
          <draw:image xlink:href="Pictures/10000201000001F30000020219A0E88A071AA526.png" xlink:type="simple" xlink:show="embed" xlink:actuate="onLoad" draw:mime-type="image/png">
            <text:p/>
          </draw:image>
        </draw:frame>
        <draw:frame draw:style-name="gr1" draw:text-style-name="P1" draw:layer="layout" svg:width="0.611cm" svg:height="0.631cm" svg:x="83.907cm" svg:y="32.397cm">
          <draw:image xlink:href="Pictures/10000201000001E8000001F8C5714E559AD19038.png" xlink:type="simple" xlink:show="embed" xlink:actuate="onLoad" draw:mime-type="image/png">
            <text:p/>
          </draw:image>
        </draw:frame>
        <draw:frame draw:style-name="gr1" draw:text-style-name="P1" draw:layer="layout" svg:width="0.634cm" svg:height="0.653cm" svg:x="83.38cm" svg:y="32.365cm">
          <draw:image xlink:href="Pictures/10000201000001F300000202DF5ADF5EC7F7B871.png" xlink:type="simple" xlink:show="embed" xlink:actuate="onLoad" draw:mime-type="image/png">
            <text:p/>
          </draw:image>
        </draw:frame>
        <draw:connector draw:style-name="gr20" draw:text-style-name="P3" draw:layer="layout" draw:line-skew="0cm 2.085cm" svg:x1="80.531cm" svg:y1="19.401cm" svg:x2="87.2cm" svg:y2="18.471cm" draw:start-shape="id23" draw:start-glue-point="2" draw:end-shape="id40" draw:end-glue-point="0" svg:d="M80531 19401v501h5420v-1933h1249v502" svg:viewBox="0 0 6670 1934">
          <text:p/>
        </draw:connector>
        <draw:connector draw:style-name="gr16" draw:text-style-name="P3" draw:layer="layout" svg:x1="80.542cm" svg:y1="29.441cm" svg:x2="87.299cm" svg:y2="33.246cm" draw:start-shape="id27" draw:start-glue-point="2" draw:end-shape="id41" draw:end-glue-point="0" svg:d="M80542 29441v1902h6757v1903" svg:viewBox="0 0 6758 3806">
          <text:p/>
        </draw:connector>
        <draw:frame draw:style-name="gr1" draw:text-style-name="P1" draw:layer="layout" svg:width="0.634cm" svg:height="0.653cm" svg:x="23.556cm" svg:y="32.33cm">
          <draw:image xlink:href="Pictures/10000201000001F300000202DF5ADF5EC7F7B871.png" xlink:type="simple" xlink:show="embed" xlink:actuate="onLoad" draw:mime-type="image/png">
            <text:p/>
          </draw:image>
        </draw:frame>
        <draw:connector draw:style-name="gr9" draw:text-style-name="P3" draw:layer="layout" draw:line-skew="-2.265cm" svg:x1="58.098cm" svg:y1="19.327cm" svg:x2="27.308cm" svg:y2="24.914cm" draw:start-shape="id35" draw:start-glue-point="2" draw:end-shape="id3" draw:end-glue-point="0" svg:d="M58098 19327v528h-30790v5059" svg:viewBox="0 0 30791 5588">
          <text:p/>
        </draw:connector>
        <draw:frame draw:style-name="gr1" draw:text-style-name="P1" draw:layer="layout" svg:width="0.611cm" svg:height="0.631cm" svg:x="27.012cm" svg:y="24.01cm">
          <draw:image xlink:href="Pictures/10000201000001E8000001F8C5714E559AD19038.png" xlink:type="simple" xlink:show="embed" xlink:actuate="onLoad" draw:mime-type="image/png">
            <text:p/>
          </draw:image>
        </draw:frame>
        <draw:connector draw:style-name="gr9" draw:text-style-name="P3" draw:layer="layout" draw:line-skew="-2.184cm" svg:x1="58.098cm" svg:y1="19.327cm" svg:x2="20.666cm" svg:y2="24.751cm" draw:start-shape="id35" draw:start-glue-point="2" draw:end-shape="id6" draw:end-glue-point="0" svg:d="M58098 19327v528h-37432v4896" svg:viewBox="0 0 37433 5425">
          <text:p/>
        </draw:connector>
        <draw:custom-shape draw:style-name="gr2" draw:text-style-name="P2" xml:id="id42" draw:id="id42" draw:layer="layout" svg:width="2.223cm" svg:height="0.953cm" svg:x="26.667cm" svg:y="37.669cm">
          <text:p text:style-name="P2"><text:span text:style-name="T1">Spin Slash</text:span></text:p>
          <draw:enhanced-geometry svg:viewBox="0 0 21600 21600" draw:type="rectangle" draw:enhanced-path="M 0 0 L 21600 0 21600 21600 0 21600 0 0 Z N"/>
        </draw:custom-shape>
        <draw:connector draw:style-name="gr21" draw:text-style-name="P3" draw:layer="layout" draw:line-skew="-1.096cm" svg:x1="23.876cm" svg:y1="34.19cm" svg:x2="27.778cm" svg:y2="37.669cm" draw:start-shape="id11" draw:start-glue-point="2" draw:end-shape="id42" draw:end-glue-point="0" svg:d="M23876 34190v643h3902v2836" svg:viewBox="0 0 3903 3480">
          <text:p/>
        </draw:connector>
        <draw:frame draw:style-name="gr1" draw:text-style-name="P1" draw:layer="layout" svg:width="0.634cm" svg:height="0.653cm" svg:x="27.409cm" svg:y="36.683cm">
          <draw:image xlink:href="Pictures/10000201000001F300000202DF5ADF5EC7F7B871.png" xlink:type="simple" xlink:show="embed" xlink:actuate="onLoad" draw:mime-type="image/png">
            <text:p/>
          </draw:image>
        </draw:frame>
        <draw:custom-shape draw:style-name="gr2" draw:text-style-name="P2" xml:id="id43" draw:id="id43" draw:layer="layout" svg:width="2.223cm" svg:height="0.953cm" svg:x="26.262cm" svg:y="33.187cm">
          <text:p text:style-name="P2"><text:span text:style-name="T1">Ground Slam</text:span></text:p>
          <draw:enhanced-geometry svg:viewBox="0 0 21600 21600" draw:type="rectangle" draw:enhanced-path="M 0 0 L 21600 0 21600 21600 0 21600 0 0 Z N"/>
        </draw:custom-shape>
        <draw:connector draw:style-name="gr22" draw:text-style-name="P3" draw:layer="layout" svg:x1="27.351cm" svg:y1="29.84cm" svg:x2="27.373cm" svg:y2="33.187cm" draw:start-shape="id4" draw:start-glue-point="2" draw:end-shape="id43" draw:end-glue-point="0" svg:d="M27351 29840v1673h22v1674" svg:viewBox="0 0 23 3348">
          <text:p/>
        </draw:connector>
        <draw:connector draw:style-name="gr23" draw:text-style-name="P3" draw:layer="layout" draw:line-skew="0.467cm 8.9cm -0.151cm" svg:x1="20.674cm" svg:y1="29.743cm" svg:x2="42.532cm" svg:y2="28.743cm" draw:start-shape="id5" draw:start-glue-point="2" draw:end-shape="id14" draw:end-glue-point="0" svg:d="M20674 29743v967h19829v-2620h2029v653" svg:viewBox="0 0 21859 2621">
          <text:p/>
        </draw:connector>
        <draw:custom-shape draw:style-name="gr7" draw:text-style-name="P2" xml:id="id46" draw:id="id46" draw:layer="layout" svg:width="2.196cm" svg:height="0.953cm" svg:x="82.757cm" svg:y="24.877cm">
          <text:p text:style-name="P2"><text:span text:style-name="T1">Bow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44" draw:id="id44" draw:layer="layout" svg:width="2.196cm" svg:height="0.953cm" svg:x="86.244cm" svg:y="24.856cm">
          <text:p text:style-name="P2"><text:span text:style-name="T1">Shovel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45" draw:id="id45" draw:layer="layout" svg:width="2.196cm" svg:height="0.953cm" svg:x="86.222cm" svg:y="28.516cm">
          <text:p text:style-name="P2"><text:span text:style-name="T1">Dig</text:span></text:p>
          <draw:enhanced-geometry svg:viewBox="0 0 21600 21600" draw:type="rectangle" draw:enhanced-path="M 0 0 L 21600 0 21600 21600 0 21600 0 0 Z N"/>
        </draw:custom-shape>
        <draw:connector draw:style-name="gr24" draw:text-style-name="P3" draw:layer="layout" svg:x1="87.342cm" svg:y1="25.809cm" svg:x2="87.32cm" svg:y2="28.516cm" draw:start-shape="id44" draw:start-glue-point="2" draw:end-shape="id45" draw:end-glue-point="0" svg:d="M87342 25809v1353h-22v1354" svg:viewBox="0 0 23 2708">
          <text:p/>
        </draw:connector>
        <draw:connector draw:style-name="gr24" draw:text-style-name="P3" draw:layer="layout" draw:line-skew="0.691cm" svg:x1="80.531cm" svg:y1="19.401cm" svg:x2="83.855cm" svg:y2="24.877cm" draw:start-shape="id23" draw:start-glue-point="2" draw:end-shape="id46" draw:end-glue-point="0" svg:d="M80531 19401v3429h3324v2047" svg:viewBox="0 0 3325 5477">
          <text:p/>
        </draw:connector>
        <draw:connector draw:style-name="gr24" draw:text-style-name="P3" draw:layer="layout" draw:line-skew="0.691cm" svg:x1="80.531cm" svg:y1="19.401cm" svg:x2="87.342cm" svg:y2="24.856cm" draw:start-shape="id23" draw:start-glue-point="2" draw:end-shape="id44" draw:end-glue-point="0" svg:d="M80531 19401v3418h6811v2037" svg:viewBox="0 0 6812 5456">
          <text:p/>
        </draw:connector>
        <draw:custom-shape draw:style-name="gr18" draw:text-style-name="P8" xml:id="id47" draw:id="id47" draw:layer="layout" svg:width="2.192cm" svg:height="0.927cm" svg:x="70.978cm" svg:y="18.41cm">
          <text:p text:style-name="P2"><text:span text:style-name="T1">Froz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3" draw:layer="layout" draw:line-skew="0cm 5.545cm" svg:x1="58.098cm" svg:y1="19.327cm" svg:x2="72.074cm" svg:y2="18.41cm" draw:start-shape="id35" draw:start-glue-point="2" draw:end-shape="id47" draw:end-glue-point="0" svg:d="M58098 19327v501h12534v-1920h1442v502" svg:viewBox="0 0 13977 1921">
          <text:p/>
        </draw:connector>
        <draw:connector draw:style-name="gr23" draw:text-style-name="P3" draw:layer="layout" draw:line-skew="0cm -1.689cm -0.609cm" svg:x1="20.297cm" svg:y1="38.553cm" svg:x2="27.373cm" svg:y2="33.187cm" draw:start-shape="id10" draw:start-glue-point="2" draw:end-shape="id43" draw:end-glue-point="0" svg:d="M20297 38553v500h1849v-6977h5227v1111" svg:viewBox="0 0 7077 6978">
          <text:p/>
        </draw:connector>
        <draw:connector draw:style-name="gr25" draw:text-style-name="P3" draw:layer="layout" draw:line-skew="0cm 1.662cm" svg:x1="20.674cm" svg:y1="29.743cm" svg:x2="27.351cm" svg:y2="28.887cm" draw:start-shape="id5" draw:start-glue-point="2" draw:end-shape="id4" draw:end-glue-point="0" svg:d="M20674 29743v500h5000v-1858h1677v502" svg:viewBox="0 0 6678 1859">
          <text:p/>
        </draw:connector>
        <draw:connector draw:style-name="gr23" draw:text-style-name="P3" draw:layer="layout" draw:line-skew="0.722cm -17.269cm 0.018cm" svg:x1="65.439cm" svg:y1="34.156cm" svg:x2="27.351cm" svg:y2="28.887cm" draw:start-shape="id33" draw:start-glue-point="2" draw:end-shape="id4" draw:end-glue-point="0" svg:d="M65439 34156v1222h-36313v-6975h-1775v484" svg:viewBox="0 0 38089 6976">
          <text:p/>
        </draw:connector>
        <draw:frame draw:style-name="gr1" draw:text-style-name="P1" draw:layer="layout" svg:width="0.611cm" svg:height="0.631cm" svg:x="27.077cm" svg:y="27.968cm">
          <draw:image xlink:href="Pictures/10000201000001E8000001F8C5714E559AD19038.png" xlink:type="simple" xlink:show="embed" xlink:actuate="onLoad" draw:mime-type="image/png">
            <text:p/>
          </draw:image>
        </draw:frame>
        <draw:frame draw:style-name="gr1" draw:text-style-name="P1" draw:layer="layout" svg:width="0.611cm" svg:height="0.631cm" svg:x="27.061cm" svg:y="32.342cm">
          <draw:image xlink:href="Pictures/10000201000001E8000001F8C5714E559AD19038.png" xlink:type="simple" xlink:show="embed" xlink:actuate="onLoad" draw:mime-type="image/png">
            <text:p/>
          </draw:image>
        </draw:frame>
        <draw:frame draw:style-name="gr1" draw:text-style-name="P1" draw:layer="layout" svg:width="0.634cm" svg:height="0.653cm" svg:x="20.343cm" svg:y="23.845cm">
          <draw:image xlink:href="Pictures/10000201000001F300000202DF5ADF5EC7F7B871.png" xlink:type="simple" xlink:show="embed" xlink:actuate="onLoad" draw:mime-type="image/png">
            <text:p/>
          </draw:image>
        </draw:frame>
        <draw:custom-shape draw:style-name="gr2" draw:text-style-name="P2" xml:id="id48" draw:id="id48" draw:layer="layout" svg:width="2.223cm" svg:height="0.953cm" svg:x="51.848cm" svg:y="28.771cm">
          <text:p text:style-name="P2"><text:span text:style-name="T1">Splash </text:span><text:span text:style-name="T1">Slide</text:span></text:p>
          <text:p text:style-name="P2"><text:span text:style-name="T1">(y = 0)</text:span></text:p>
          <draw:enhanced-geometry svg:viewBox="0 0 21600 21600" draw:type="rectangle" draw:enhanced-path="M 0 0 L 21600 0 21600 21600 0 21600 0 0 Z N"/>
        </draw:custom-shape>
        <draw:connector draw:style-name="gr26" draw:text-style-name="P3" draw:layer="layout" draw:line-skew="-0.356cm" svg:x1="49.614cm" svg:y1="25.894cm" svg:x2="52.959cm" svg:y2="28.771cm" draw:start-shape="id19" draw:start-glue-point="2" draw:end-shape="id48" draw:end-glue-point="0" svg:d="M49614 25894v1082h3345v1795" svg:viewBox="0 0 3346 2878">
          <text:p/>
        </draw:connector>
        <draw:frame draw:style-name="gr1" draw:text-style-name="P1" draw:layer="layout" svg:width="0.611cm" svg:height="0.631cm" svg:x="52.66cm" svg:y="27.899cm">
          <draw:image xlink:href="Pictures/10000201000001E8000001F8C5714E559AD19038.png" xlink:type="simple" xlink:show="embed" xlink:actuate="onLoad" draw:mime-type="image/png">
            <text:p/>
          </draw:image>
        </draw:frame>
        <draw:custom-shape draw:style-name="gr2" draw:text-style-name="P2" xml:id="id50" draw:id="id50" draw:layer="layout" svg:width="2.223cm" svg:height="0.953cm" svg:x="30.853cm" svg:y="28.803cm">
          <text:p text:style-name="P2"><text:span text:style-name="T1">A</text:span><text:span text:style-name="T1">r</text:span><text:span text:style-name="T1">r</text:span><text:span text:style-name="T1">o</text:span><text:span text:style-name="T1">w</text:span><text:span text:style-name="T1"> </text:span><text:span text:style-name="T1">S</text:span><text:span text:style-name="T1">l</text:span><text:span text:style-name="T1">i</text:span><text:span text:style-name="T1">d</text:span><text:span text:style-name="T1">e</text:span></text:p>
          <text:p text:style-name="P2"><text:span text:style-name="T1">(</text:span><text:span text:style-name="T1">y</text:span><text:span text:style-name="T1"> </text:span><text:span text:style-name="T1">=</text:span><text:span text:style-name="T1"> </text:span><text:span text:style-name="T1">0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xml:id="id56" draw:id="id56" draw:layer="layout" svg:width="2.192cm" svg:height="0.927cm" svg:x="38.005cm" svg:y="33.216cm">
          <text:p text:style-name="P2"><text:span text:style-name="T1">Somersaul</text:span><text:span text:style-name="T1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51" draw:id="id51" draw:layer="layout" svg:width="2.223cm" svg:height="0.953cm" svg:x="37.994cm" svg:y="28.82cm">
          <text:p text:style-name="P2"><text:span text:style-name="T1">Aerial</text:span></text:p>
          <text:p text:style-name="P2"><text:span text:style-name="T1">Strik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2" xml:id="id52" draw:id="id52" draw:layer="layout" svg:width="2.223cm" svg:height="0.953cm" svg:x="41.307cm" svg:y="33.268cm">
          <text:p text:style-name="P2"><text:span text:style-name="T1">Aerial</text:span></text:p>
          <text:p text:style-name="P2"><text:span text:style-name="T1">Backhand</text:span></text:p>
          <draw:enhanced-geometry svg:viewBox="0 0 21600 21600" draw:type="rectangle" draw:enhanced-path="M 0 0 L 21600 0 21600 21600 0 21600 0 0 Z N"/>
        </draw:custom-shape>
        <draw:connector draw:style-name="gr21" draw:text-style-name="P3" draw:layer="layout" draw:line-skew="0cm -3.188cm" svg:x1="45.708cm" svg:y1="25.903cm" svg:x2="31.96cm" svg:y2="24.976cm" draw:start-shape="id1" draw:start-glue-point="2" draw:end-shape="id49" draw:end-glue-point="0" svg:d="M45708 25903v500h-10069v-1929h-3679v502" svg:viewBox="0 0 13749 1930">
          <text:p/>
        </draw:connector>
        <draw:frame draw:style-name="gr1" draw:text-style-name="P1" draw:layer="layout" svg:width="0.616cm" svg:height="0.635cm" svg:x="31.662cm" svg:y="24.094cm">
          <draw:image xlink:href="Pictures/10000201000001F30000020219A0E88A071AA526.png" xlink:type="simple" xlink:show="embed" xlink:actuate="onLoad" draw:mime-type="image/png">
            <text:p/>
          </draw:image>
        </draw:frame>
        <draw:connector draw:style-name="gr23" draw:text-style-name="P3" draw:layer="layout" draw:line-skew="-0.174cm -1.437cm -1.092cm" svg:x1="16.567cm" svg:y1="34.186cm" svg:x2="45.708cm" svg:y2="24.95cm" draw:start-shape="id7" draw:start-glue-point="2" draw:end-shape="id1" draw:end-glue-point="0" svg:d="M16567 34186v326h13133v-11156h16008v1594" svg:viewBox="0 0 29142 11157">
          <text:p/>
        </draw:connector>
        <draw:custom-shape draw:style-name="gr11" draw:text-style-name="P5" xml:id="id49" draw:id="id49" draw:layer="layout" svg:width="2.192cm" svg:height="0.927cm" svg:x="30.864cm" svg:y="24.976cm">
          <text:p text:style-name="P2"><text:span text:style-name="T1">U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3" draw:layer="layout" svg:x1="31.96cm" svg:y1="25.903cm" svg:x2="31.964cm" svg:y2="28.803cm" draw:start-shape="id49" draw:start-glue-point="2" draw:end-shape="id50" draw:end-glue-point="0" svg:d="M31960 25903v1450h4v1450" svg:viewBox="0 0 5 2901">
          <text:p/>
        </draw:connector>
        <draw:connector draw:style-name="gr21" draw:text-style-name="P3" draw:layer="layout" draw:line-skew="-0.494cm" svg:x1="45.708cm" svg:y1="25.903cm" svg:x2="39.105cm" svg:y2="28.82cm" draw:start-shape="id1" draw:start-glue-point="2" draw:end-shape="id51" draw:end-glue-point="0" svg:d="M45708 25903v964h-6603v1953" svg:viewBox="0 0 6604 2918">
          <text:p/>
        </draw:connector>
        <draw:custom-shape draw:style-name="gr2" draw:text-style-name="P2" xml:id="id53" draw:id="id53" draw:layer="layout" svg:width="2.223cm" svg:height="0.953cm" svg:x="34.371cm" svg:y="33.268cm">
          <text:p text:style-name="P2"><text:span text:style-name="T1">A</text:span><text:span text:style-name="T1">e</text:span><text:span text:style-name="T1">r</text:span><text:span text:style-name="T1">i</text:span><text:span text:style-name="T1">a</text:span><text:span text:style-name="T1">l</text:span></text:p>
          <text:p text:style-name="P2"><text:span text:style-name="T1">U</text:span><text:span text:style-name="T1">p</text:span><text:span text:style-name="T1">p</text:span><text:span text:style-name="T1">e</text:span><text:span text:style-name="T1">r</text:span><text:span text:style-name="T1">c</text:span><text:span text:style-name="T1">u</text:span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4" draw:id="id54" draw:layer="layout" svg:width="2.223cm" svg:height="0.953cm" svg:x="34.377cm" svg:y="37.663cm">
          <text:p text:style-name="P2"><text:span text:style-name="T1">Spinning</text:span></text:p>
          <text:p text:style-name="P2"><text:span text:style-name="T1">Uppercu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5" draw:id="id55" draw:layer="layout" svg:width="2.223cm" svg:height="0.953cm" svg:x="44.584cm" svg:y="33.286cm">
          <text:p text:style-name="P2"><text:span text:style-name="T1">Ae</text:span><text:span text:style-name="T1">ri</text:span><text:span text:style-name="T1">al</text:span></text:p>
          <text:p text:style-name="P2"><text:span text:style-name="T1">Sw</text:span><text:span text:style-name="T1">or</text:span><text:span text:style-name="T1">d </text:span><text:span text:style-name="T1">Sp</text:span><text:span text:style-name="T1">in</text:span></text:p>
          <draw:enhanced-geometry svg:viewBox="0 0 21600 21600" draw:type="rectangle" draw:enhanced-path="M 0 0 L 21600 0 21600 21600 0 21600 0 0 Z N"/>
        </draw:custom-shape>
        <draw:connector draw:style-name="gr23" draw:text-style-name="P3" draw:layer="layout" draw:line-skew="0cm 0cm -1.068cm" svg:x1="42.418cm" svg:y1="34.221cm" svg:x2="45.708cm" svg:y2="24.95cm" draw:start-shape="id52" draw:start-glue-point="2" draw:end-shape="id1" draw:end-glue-point="0" svg:d="M42418 34221v500h1645v-11341h1645v1570" svg:viewBox="0 0 3291 11342">
          <text:p/>
        </draw:connector>
        <draw:connector draw:style-name="gr21" draw:text-style-name="P3" draw:layer="layout" svg:x1="39.105cm" svg:y1="29.773cm" svg:x2="35.482cm" svg:y2="33.268cm" draw:start-shape="id51" draw:start-glue-point="2" draw:end-shape="id53" draw:end-glue-point="0" svg:d="M39105 29773v1747h-3623v1748" svg:viewBox="0 0 3624 3496">
          <text:p/>
        </draw:connector>
        <draw:connector draw:style-name="gr21" draw:text-style-name="P3" draw:layer="layout" svg:x1="39.105cm" svg:y1="29.773cm" svg:x2="42.418cm" svg:y2="33.268cm" draw:start-shape="id51" draw:start-glue-point="2" draw:end-shape="id52" draw:end-glue-point="0" svg:d="M39105 29773v1747h3313v1748" svg:viewBox="0 0 3314 3496">
          <text:p/>
        </draw:connector>
        <draw:frame draw:style-name="gr1" draw:text-style-name="P1" draw:layer="layout" svg:width="0.634cm" svg:height="0.653cm" svg:x="42.08cm" svg:y="32.39cm">
          <draw:image xlink:href="Pictures/10000201000001F300000202DF5ADF5EC7F7B871.png" xlink:type="simple" xlink:show="embed" xlink:actuate="onLoad" draw:mime-type="image/png">
            <text:p/>
          </draw:image>
        </draw:frame>
        <draw:frame draw:style-name="gr1" draw:text-style-name="P1" draw:layer="layout" svg:width="0.611cm" svg:height="0.631cm" svg:x="35.183cm" svg:y="32.397cm">
          <draw:image xlink:href="Pictures/10000201000001E8000001F8C5714E559AD19038.png" xlink:type="simple" xlink:show="embed" xlink:actuate="onLoad" draw:mime-type="image/png">
            <text:p/>
          </draw:image>
        </draw:frame>
        <draw:connector draw:style-name="gr21" draw:text-style-name="P3" draw:layer="layout" svg:x1="35.482cm" svg:y1="34.221cm" svg:x2="35.488cm" svg:y2="37.663cm" draw:start-shape="id53" draw:start-glue-point="2" draw:end-shape="id54" draw:end-glue-point="0" svg:d="M35482 34221v1720h6v1722" svg:viewBox="0 0 7 3443">
          <text:p/>
        </draw:connector>
        <draw:connector draw:style-name="gr23" draw:text-style-name="P3" draw:layer="layout" draw:line-skew="0.293cm 3.795cm" svg:x1="35.482cm" svg:y1="34.221cm" svg:x2="45.695cm" svg:y2="33.286cm" draw:start-shape="id53" draw:start-glue-point="2" draw:end-shape="id55" draw:end-glue-point="0" svg:d="M35482 34221v793h8901v-2230h1312v502" svg:viewBox="0 0 10214 2231">
          <text:p/>
        </draw:connector>
        <draw:frame draw:style-name="gr1" draw:text-style-name="P1" draw:layer="layout" svg:width="0.634cm" svg:height="0.653cm" svg:x="35.165cm" svg:y="36.75cm">
          <draw:image xlink:href="Pictures/10000201000001F300000202DF5ADF5EC7F7B871.png" xlink:type="simple" xlink:show="embed" xlink:actuate="onLoad" draw:mime-type="image/png">
            <text:p/>
          </draw:image>
        </draw:frame>
        <draw:connector draw:style-name="gr28" draw:text-style-name="P3" draw:layer="layout" svg:x1="39.105cm" svg:y1="29.773cm" svg:x2="39.101cm" svg:y2="33.216cm" draw:start-shape="id51" draw:start-glue-point="2" draw:end-shape="id56" draw:end-glue-point="0" svg:d="M39105 29773v1721h-4v1722" svg:viewBox="0 0 5 3444">
          <text:p/>
        </draw:connector>
        <draw:connector draw:style-name="gr29" draw:text-style-name="P3" draw:layer="layout" svg:x1="39.101cm" svg:y1="34.143cm" svg:x2="39.105cm" svg:y2="28.82cm" draw:start-shape="id56" draw:start-glue-point="2" draw:end-shape="id51" draw:end-glue-point="0" svg:d="M39101 34143v501h-1609v-6326h1613v502" svg:viewBox="0 0 1614 6327">
          <text:p/>
        </draw:connector>
        <draw:frame draw:style-name="gr1" draw:text-style-name="P1" draw:layer="layout" svg:width="0.634cm" svg:height="0.653cm" svg:x="38.784cm" svg:y="27.915cm">
          <draw:image xlink:href="Pictures/10000201000001F300000202DF5ADF5EC7F7B871.png" xlink:type="simple" xlink:show="embed" xlink:actuate="onLoad" draw:mime-type="image/png">
            <text:p/>
          </draw:image>
        </draw:frame>
        <draw:connector draw:style-name="gr30" draw:text-style-name="P3" draw:layer="layout" draw:line-skew="0cm 0cm -0.171cm" svg:x1="39.101cm" svg:y1="34.143cm" svg:x2="42.532cm" svg:y2="28.743cm" draw:start-shape="id56" draw:start-glue-point="2" draw:end-shape="id14" draw:end-glue-point="0" svg:d="M39101 34143v501h1708v-6574h1723v673" svg:viewBox="0 0 3432 6575">
          <text:p/>
        </draw:connector>
        <draw:frame draw:style-name="gr1" draw:text-style-name="P1" draw:layer="layout" svg:width="0.611cm" svg:height="0.631cm" svg:x="42.241cm" svg:y="27.826cm">
          <draw:image xlink:href="Pictures/10000201000001E8000001F8C5714E559AD19038.png" xlink:type="simple" xlink:show="embed" xlink:actuate="onLoad" draw:mime-type="image/png">
            <text:p/>
          </draw:image>
        </draw:frame>
        <draw:connector draw:style-name="gr21" draw:text-style-name="P3" draw:layer="layout" draw:line-skew="-0.489cm" svg:x1="42.532cm" svg:y1="29.696cm" svg:x2="45.695cm" svg:y2="33.286cm" draw:start-shape="id14" draw:start-glue-point="2" draw:end-shape="id55" draw:end-glue-point="0" svg:d="M42532 29696v1305h3163v2285" svg:viewBox="0 0 3164 3591">
          <text:p/>
        </draw:connector>
        <draw:frame draw:style-name="gr1" draw:text-style-name="P1" draw:layer="layout" svg:width="0.611cm" svg:height="0.631cm" svg:x="45.341cm" svg:y="32.413cm">
          <draw:image xlink:href="Pictures/10000201000001E8000001F8C5714E559AD19038.png" xlink:type="simple" xlink:show="embed" xlink:actuate="onLoad" draw:mime-type="image/png">
            <text:p/>
          </draw:image>
        </draw:frame>
        <draw:custom-shape draw:style-name="gr2" draw:text-style-name="P2" xml:id="id57" draw:id="id57" draw:layer="layout" svg:width="2.223cm" svg:height="0.953cm" svg:x="34.402cm" svg:y="28.803cm">
          <text:p text:style-name="P2"><text:span text:style-name="T1">S</text:span><text:span text:style-name="T1">l</text:span><text:span text:style-name="T1">i</text:span><text:span text:style-name="T1">d</text:span><text:span text:style-name="T1">e</text:span></text:p>
          <text:p text:style-name="P2"><text:span text:style-name="T1">(</text:span><text:span text:style-name="T1">y</text:span><text:span text:style-name="T1"> </text:span><text:span text:style-name="T1">=</text:span><text:span text:style-name="T1"> </text:span><text:span text:style-name="T1">0</text:span><text:span text:style-name="T1">)</text:span></text:p>
          <draw:enhanced-geometry svg:viewBox="0 0 21600 21600" draw:type="rectangle" draw:enhanced-path="M 0 0 L 21600 0 21600 21600 0 21600 0 0 Z N"/>
        </draw:custom-shape>
        <draw:connector draw:style-name="gr21" draw:text-style-name="P3" draw:layer="layout" draw:line-skew="-0.497cm" svg:x1="45.708cm" svg:y1="25.903cm" svg:x2="35.513cm" svg:y2="28.803cm" draw:start-shape="id1" draw:start-glue-point="2" draw:end-shape="id57" draw:end-glue-point="0" svg:d="M45708 25903v952h-10195v1948" svg:viewBox="0 0 10196 2901">
          <text:p/>
        </draw:connector>
        <draw:frame draw:style-name="gr1" draw:text-style-name="P1" draw:layer="layout" svg:width="0.634cm" svg:height="0.653cm" svg:x="35.182cm" svg:y="27.925cm">
          <draw:image xlink:href="Pictures/10000201000001F300000202DF5ADF5EC7F7B871.png" xlink:type="simple" xlink:show="embed" xlink:actuate="onLoad" draw:mime-type="image/png">
            <text:p/>
          </draw:image>
        </draw:frame>
        <draw:custom-shape draw:style-name="gr2" draw:text-style-name="P2" draw:layer="layout" svg:width="2.223cm" svg:height="0.953cm" svg:x="53.443cm" svg:y="18.333cm">
          <text:p text:style-name="P2"><text:span text:style-name="T1">Ta</text:span><text:span text:style-name="T1">un</text:span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xml:id="id58" draw:id="id58" draw:layer="layout" svg:width="2.192cm" svg:height="0.927cm" svg:x="64.362cm" svg:y="18.424cm">
          <text:p text:style-name="P2"><text:span text:style-name="T1">Victory</text:span></text:p>
          <text:p text:style-name="P2"><text:span text:style-name="T1">Dan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3" draw:layer="layout" draw:line-skew="0cm 1.794cm" svg:x1="58.098cm" svg:y1="19.327cm" svg:x2="65.458cm" svg:y2="18.424cm" draw:start-shape="id35" draw:start-glue-point="2" draw:end-shape="id58" draw:end-glue-point="0" svg:d="M58098 19327v501h5475v-1906h1885v502" svg:viewBox="0 0 7361 1907">
          <text:p/>
        </draw:connector>
        <draw:custom-shape draw:style-name="gr18" draw:text-style-name="P8" xml:id="id59" draw:id="id59" draw:layer="layout" svg:width="2.192cm" svg:height="0.927cm" svg:x="73.868cm" svg:y="18.431cm">
          <text:p text:style-name="P2"><text:span text:style-name="T1">Stunn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3" draw:layer="layout" draw:line-skew="0cm 6.902cm" svg:x1="58.098cm" svg:y1="19.327cm" svg:x2="74.964cm" svg:y2="18.431cm" draw:start-shape="id35" draw:start-glue-point="2" draw:end-shape="id59" draw:end-glue-point="0" svg:d="M58098 19327v501h15336v-1899h1530v502" svg:viewBox="0 0 16867 1900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ack" svg:font-family="Hack" style:font-pitch="fixed"/>
    <style:font-face style:name="Hack1" svg:font-family="Hack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draw:marker draw:name="Arrowheads_20_3" draw:display-name="Arrowheads 3" svg:viewBox="0 0 20 13" svg:d="M0 13l10-13 10 13z"/>
    <draw:marker draw:name="Arrowheads_20_4" draw:display-name="Arrowheads 4" svg:viewBox="0 7 20 13" svg:d="M0 20l10-13 10 13z"/>
    <draw:stroke-dash draw:name="Dash" draw:style="rect" draw:dots1="1" draw:dots1-length="300%" draw:distance="3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2-04T04:42:24.672615034</meta:creation-date>
    <dc:date>2020-12-04T20:31:17.121149922</dc:date>
    <meta:editing-duration>PT38M41S</meta:editing-duration>
    <meta:editing-cycles>9</meta:editing-cycles>
    <meta:generator>LibreOffice/7.0.3.1$Linux_X86_64 LibreOffice_project/00$Build-1</meta:generator>
    <meta:document-statistic meta:object-count="178"/>
  </office:meta>
</office:document-meta>
</file>